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fo:color="#000000" style:font-name="Georgia" fo:font-size="10pt" officeooo:paragraph-rsid="001eddbf"/>
    </style:style>
    <style:style style:name="P2"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fo:color="#000000" style:font-name="Georgia" fo:font-size="10pt" fo:font-style="italic" officeooo:paragraph-rsid="001eddbf"/>
    </style:style>
    <style:style style:name="P3"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fo:color="#000000" officeooo:paragraph-rsid="001eddbf"/>
    </style:style>
    <style:style style:name="P4"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officeooo:paragraph-rsid="001eddbf"/>
    </style:style>
    <style:style style:name="P5" style:family="paragraph" style:parent-style-name="Text_20_body">
      <style:text-properties fo:color="#000000" style:font-name="Georgia" fo:font-size="12pt" officeooo:paragraph-rsid="001eddbf"/>
    </style:style>
    <style:style style:name="P6" style:family="paragraph" style:parent-style-name="Text_20_body">
      <style:paragraph-properties fo:margin-left="1.2in" fo:margin-right="0in" fo:margin-top="0.0417in" fo:margin-bottom="0in" loext:contextual-spacing="false" fo:text-align="start" style:justify-single-word="false" fo:text-indent="0in" style:auto-text-indent="false"/>
      <style:text-properties fo:color="#000000" style:font-name="Georgia" fo:font-size="12pt" officeooo:paragraph-rsid="001eddbf"/>
    </style:style>
    <style:style style:name="T1" style:family="text">
      <style:text-properties fo:font-style="italic"/>
    </style:style>
    <style:style style:name="T2" style:family="text">
      <style:text-properties fo:font-variant="small-caps"/>
    </style:style>
    <style:style style:name="T3" style:family="text">
      <style:text-properties style:font-name="Georgia" fo:font-size="12pt"/>
    </style:style>
    <style:style style:name="T4" style:family="text">
      <style:text-properties style:font-name="Georgia" fo:font-size="12pt" fo:font-style="italic"/>
    </style:style>
    <style:style style:name="T5" style:family="text">
      <style:text-properties fo:color="#000000"/>
    </style:style>
    <style:style style:name="T6" style:family="text">
      <style:text-properties fo:color="#000000" style:font-name="Georgia" fo:font-size="12pt"/>
    </style:style>
    <style:style style:name="T7" style:family="text">
      <style:text-properties fo:color="#000000" style:font-name="Georgia" fo:font-size="12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La candente mañana</text:span> de febrero en que Beatriz Viterbo murió, después de una imperiosa agonía que no se rebajó un solo instante ni al sentimentalismo ni al miedo, noté que las carteleras de fierro de la Plaza Constitución habían renovado no sé qué aviso de cigarrillos rubios; el hecho me dolió, pues comprendí que el incesante y vasto universo ya se apartaba de ella y que ese cambio era el primero de una serie infinita. Cambiará el universo pero yo no, pensé con melancólica vanidad; alguna vez, lo sé, mi vana devoción la había exasperado; muerta, yo podía consagrarme a su memoria, sin esperanza, pero también sin humillación. Consideré que el 30 de abril era su cumpleaños; visitar ese día la casa la calle Garay para saludar a su padre y a Carlos Argentino Daneri, su primo hermano, era un acto cortés, irreprochable, tal vez ineludible. De nuevo aguardaría en el crepúsculo de la abarrotada salita, de nuevo estudiaría las circunstancias de sus muchos retratos, Beatriz Viterbo, de perfil, en colores; Beatriz, con antifaz, en los carnavales de 1921; la primera comunión de Beatriz; Beatriz, el día de su boda con Roberto Alessandri; Beatriz, poco después del divorcio, en un almuerzo del Club Hípico; Beatriz, en Quilmes, con Delia San Marco Porcel y Carlos Argentino; Beatriz, con el pekinés que le regaló Villegas Haedo; Beatriz, de frente y de tres cuartos, sonriendo; la mano en el mentón... No estaría obligado, como otras veces, a justificar mi presencia con módicas ofrendas de libros: libros cuyas páginas, finalmente, aprendí a cortar, para no comprobar, meses después, que estaban intactos.<text:line-break/>         Beatriz Viterbo murió en 1929; desde entonces no dejé pasar un 30 de abril sin volver a su casa. Yo solía llegar a las siete y cuarto y quedarme unos veinticinco minutos; cada año aparecía un poco más tarde y me quedaba un rato más; en 1933, una lluvia torrencial me favoreció: tuvieron que invitarme a comer. No desperdicié, como es natural, ese buen precedente; en 1934, aparecí, ya dadas las ocho con un alfajor santafecino; con toda naturalidad me quedé a comer. Así, en aniversarios melancólicos y vanamente eróticos, recibí gradualmente confidencias de Carlos Argentino Daneri.<text:line-break/>         Beatriz era alta, frágil, muy ligeramente inclinada: había en su andar (si el oximoron es tolerable) una como graciosa torpeza, un principio de éxtasis; Carlos Argentino es rosado, considerable, canoso, de rasgos finos. Ejerce no sé qué cargo subalterno en una biblioteca ilegible de los arrabales del Sur; es autoritario, pero también es ineficaz; aprovechaba, hasta hace muy poco, las noches y las fiestas para no salir de su casa. A dos generaciones de distancia, la ese italiana y la copiosa gesticulación italiana sobreviven en él. Su actividad mental es continua, apasionada, versátil y del todo insignificante. Abunda en inservibles analogías y en ociosos escrúpulos. Tiene (como Beatriz)grandes y afiladas manos hermosas. Durante algunos meses padeció la obsesión de Paul Fort, menos por sus baladas que por la idea de una gloria intachable. "Es el <text:soft-page-break/>Príncipe de los poetas en Francia", repetía con fatuidad. "En vano te revolverás contra él; no lo alcanzará, no, la más inficionada de tus saetas."<text:line-break/>         El 30 de abril de 1941 me permití agregar al alfajor una botella de coñac del país. Carlos Argentino lo probó, lo juzgó interesante y emprendió, al cabo de unas copas, una vindicación del hombre moderno.<text:line-break/>         — Lo evoco — dijo con una admiración algo inexplicable — en su gabinete de estudio, como si dijéramos en la torre albarrana de una ciudad, provisto de teléfonos, de telégrafos, de fonógrafos, de aparatos de radiotelefonía, de cinematógrafos, de linternas mágicas, de glosarios, de horarios, de prontuarios, de boletines...<text:line-break/>         Observó que para un hombre así facultado el acto de viajar era inútil; nuestro siglo XX había transformado la fábula de Mahoma y de la montaña; las montañas, ahora convergían sobre el moderno Mahoma.<text:line-break/>         Tan ineptas me parecieron esas ideas, tan pomposa y tan vasta su exposición, que las relacioné inmediatamente con la literatura; le dije que por qué no las escribía. Previsiblemente respondió que ya lo había hecho: esos conceptos, y otros no menos novedosos, figuraban en el Canto Augural, Canto Prologal o simplemente Canto—Prólogo de un poema en el que trabajaba hacía muchos años, sin <text:span text:style-name="T1">réclame</text:span>, sin bullanga ensordecedora, siempre apoyado en esos dos báculos que se llaman el trabajo y la soledad. Primero abría las compuertas a la imaginación; luego hacía uso de la lima. El poema se titulaba La Tierra; tratábase de una descripción del planeta, en la que no faltaban, por cierto, la pintoresca digresión y el gallardo apóstrofe.<text:line-break/>         Le rogué que me leyera un pasaje, aunque fuera bre— ve. Abrió un cajón del escritorio, sacó un alto legajo de hojas de block estampadas con el membrete de la Biblioteca Juan Crisóstomo Lafinur y leyó con sonora satisfacción:</text:p>
      <text:p text:style-name="P6">He visto, como el griego, las urbes de los hombres,<text:line-break/>Los trabajos, los días de varia luz, el hambre;<text:line-break/>No corrijo los hechos, no falseo los nombres,<text:line-break/>Pero el <text:span text:style-name="T1">voyage</text:span> que narro, es... <text:span text:style-name="T1">autour de ma chambre</text:span>.</text:p>
      <text:p text:style-name="P3">         —<text:span text:style-name="T3">Estrofa a todas luces interesante —dictaminó—. El primer verso granjea el aplauso del catedrático, del académico, del helenista, cuando no de los eruditos a la violeta, sector considerable de la opinión; el segundo pasa de Homero a Hesíodo (todo un implícito homenaje, en el frontis del flamante edificio, al padre de la poesía didáctica), no sin remozar un procedimiento cuyo abolengo está en la Escritura, la enumeración, congerie o conglobación; el tercero —¿barroquismo, decadentismo, culto depurado y fanático de la forma?— consta de dos hemistiquios gemelos; el cuarto francamente bilingüe, me asegura el apoyo incondicional de todo espíritu sensible a los desenfados envites de la facecia. </text:span><text:soft-page-break/><text:span text:style-name="T3">Nada diré de la rima rara ni de la ilustración que me permite ¡sin pedantismo!acumular en cuatro versos tres alusiones eruditas que abarcan treinta siglos e apretada literatura: la primera a la </text:span><text:span text:style-name="T4">Odisea</text:span><text:span text:style-name="T3">, la segunda a los </text:span><text:span text:style-name="T4">Trabajos y días</text:span><text:span text:style-name="T3">, la tercera a la bagatela inmortal que nos depararan los ocios de la pluma del saboyano...Comprendo una vez más que el arte moderno exige el bálsamo de la risa, el </text:span><text:span text:style-name="T4">scherzo</text:span><text:span text:style-name="T3">. ¡Decididamente, tiene la palabra Goldoni!<text:line-break/>         Otras muchas estrofas me leyó que también obtuvieron su aprobación y su comentario profuso; nada memorable había en ella; ni siquiera la juzgué mucho peores que la anterior. En su escritura habían colaborado la aplicación, la resignación y el azar; las virtudes que Daneri les atribuía eran posteriores. Comprendí que el trabajo del poeta no estaba en la poesía; estaba en la invención de razones para que la poesía fuera admirable; naturalmente, ese ulterior trabajo modificaba la obra para él, pero no para otro. La dicción oral de Daneri era extravagante; su torpeza métrica le vedó, salvo contadas veces, transmitir esa extravagancia al poema.[1]<text:line-break/>         Una sola vez en mi vida he tenido la ocasión de examinar los quince mil dodecasílabos del </text:span><text:span text:style-name="T4">Polyolbion</text:span><text:span text:style-name="T3">, esa epopeya topográfica en la que Michael Drayton registró la fauna, la flora, la hidrografía, la orografía, la historia militar y monástica de Inglaterra; estoy seguro de que ese producto considerable, pero limitado, es menos tedioso que la vasta empresa congénere de Carlos Argentino. Éste se proponía versificar toda la redondez del planeta; en 1941 ya había despachado unas hectáreas del estado de Queensland, más de un kilómetro del curso del Ob, un gasómetro al Norte de Veracruz, las principales casas de comercio de la parroquia de la Concepción, la quinta de Mariana Cambaceres de Alvear en la calla Once de Setiembre, en Belgrano, y un establecimiento de baños turcos no lejos del acreditado acuario de Brighton. Me leyó ciertos laboriosos pasajes de la zona australiana de su poema; esos largos e informes alejandrinos:</text:span></text:p>
      <text:p text:style-name="P6">Sepan. A manderecha del poste rutinario,<text:line-break/>(Viniendo, claro está, desde el Nornoroeste)<text:line-break/>Se aburre una osamenta —¿Color? Blanquiceleste—<text:line-break/>Que da al corral de ovejas catadura de osario.</text:p>
      <text:p text:style-name="P4"><text:span text:style-name="T5">          — </text:span><text:span text:style-name="T6">¡Dos audacias —gritó con exultación— rescatadas, te oigo mascullar, por el éxito! Lo admito, lo admito. Una, el epíteto rutinario, que certeramente denuncia, </text:span><text:span text:style-name="T7">en passant</text:span><text:span text:style-name="T6">, el inevitable tedio inherente a las faenas pastoriles y agrícolas, tedio que ni las geórgicas ni nuestro ya laureado </text:span><text:span text:style-name="T7">Don Segundo</text:span><text:span text:style-name="T6"> se atrevieron jamás a denunciar así, al rojo vivo. Otra, el enérgico prosaísmo </text:span><text:span text:style-name="T7">se aburre una osamenta</text:span><text:span text:style-name="T6">, que el melindroso querrá excomulgar con horror, pero que apreciará más que su vida el crítico de gusto viril. Todo el verso, por lo demás, es de muy subidos quilates. El segundo hemistiquio entabla animadísima charla con </text:span><text:soft-page-break/><text:span text:style-name="T6">el lector, se adelanta a su viva curiosidad, le pone una pregunta en la boca y la satisface... al instante. ¿Y qué me dices de ese hallazgo </text:span><text:span text:style-name="T7">blanquiceleste</text:span><text:span text:style-name="T6">? El pintoresco neologismo sugiere el cielo, que es un factor importantísimo del paisaje australiano. Sin esa evocación resultarían demasiado sombrías las tintas del boceto y el lector se vería compelido a cerrar el volumen, herida en lo más íntimo el alma de incurable y negra melancolía.<text:line-break/>         Hacia la medianoche me despedí.<text:line-break/>         Dos domingos después, Daneri me llamó por teléfono, entiendo que por primera vez en la vida. Me propuso que nos reuniéramos a las cuatro, “para tomar juntos la leche, en el contiguo salón-bar que el progresismo de Zunino y de Zungri —los propietarios de mi casa, recordarás— inaugura en la esquina; confitería que te importará conocer”. Acepté, con más resignación que entusiasmo. Nos fue difícil encontrar mesa; el “salón-bar”, inexorablemente moderno, era apenas un poco menos atroz que mis previsiones; en las mesas vecinas el excitado público mencionaba las sumas invertidas sin regatear por Zunino y por Zungri. Carlos Argentino fingió asombrarse de no sé qué primores de la instalación de la luz (que, sin duda, ya conocía) y me dijo con cierta severidad:<text:line-break/>         —Mal de tu grado habrás de reconocer que este local se parangona con los más encopetados de Flores.<text:line-break/>          Me releyó, después, cuatro o cinco páginas del poema. Las había corregido según un depravado principio de ostentación verbal: donde antes escribió azulado, ahora abundaba en </text:span><text:span text:style-name="T7">azulino, azulenco</text:span><text:span text:style-name="T6"> y hasta </text:span><text:span text:style-name="T7">azulillo</text:span><text:span text:style-name="T6">. La palabra </text:span><text:span text:style-name="T7">lechoso</text:span><text:span text:style-name="T6"> no era bastante fea para él; en la impetuosa descripción de un lavadero de lanas, prefería </text:span><text:span text:style-name="T7">lactario</text:span><text:span text:style-name="T6">, </text:span><text:span text:style-name="T7">lacticinoso</text:span><text:span text:style-name="T6">, </text:span><text:span text:style-name="T7">lactescente</text:span><text:span text:style-name="T6">, </text:span><text:span text:style-name="T7">lechal</text:span><text:span text:style-name="T6">... Denostó con amargura a los críticos; luego, más benigno, los equiparó a esas personas, “que no disponen de metales preciosos ni tampoco de prensas de vapor, laminadores y ácidos sulfúricos para la acuñación de tesoros, pero que pueden </text:span><text:span text:style-name="T7">indicar</text:span><text:span text:style-name="T6"> a los </text:span><text:span text:style-name="T7">otros el sitio</text:span><text:span text:style-name="T6"> de un tesoro”. Acto continuo censuró la </text:span><text:span text:style-name="T7">prologomanía</text:span><text:span text:style-name="T6">, “de la que ya hizo mofa, en la donosa prefación del Quijote, el Príncipe de los Ingenios”. Admitió, sin embargo, que en la portada de la nueva obra convenía el prólogo vistoso, el espaldarazo firmado por el plumífero de garra, de fuste. Agregó que pensaba publicar los cantos iniciales de su poema. Comprendí, entonces, la singular invitación telefónica; el hombre iba a pedirme que prologara su pedantesco fárrago. Mi temor resultó infundado: Carlos Argentino observó, con admiración rencorosa, que no creía errar el epíteto al calificar de sólido el prestigio logrado en todos los círculos por Álvaro Melián Lafinur, hombre de letras, que, si yo me empeñaba, prologaría con embeleso el poema. Para evitar el más imperdonable de los fracasos, yo tenía que hacerme portavoz de dos méritos inconcusos: la perfección formal y el rigor científico, “porque ese dilatado jardín </text:span><text:soft-page-break/><text:span text:style-name="T6">de tropos, de figuras, de galanuras, no tolera un solo detalle que no confirme la severa verdad”. Agregó que Beatriz siempre se había distraído con Álvaro.<text:line-break/>         Asentí, profusamente asentí. Aclaré, para mayor verosimilitud, que no hablaría el lunes con Álvaro, sino el jueves: en la pequeña cena que suele coronar toda reunión del Club de Escritores. (No hay tales cenas, pero es irrefutable que las reuniones tienen lugar los jueves, hecho que Carlos Argentino Daneri podía comprobar en los diarios y que dotaba de cierta realidad a la frase.) Dije, entre adivinatorio y sagaz, que antes de abordar el tema del prólogo describiría el curioso plan de la obra. Nos despedimos; al doblar por Bernardo de Irigoyen, encaré con toda imparcialidad los porvenires que me quedaban: a) hablar con Álvaro y decirle que el primo hermano aquel de Beatriz(ese eufemismo explicativo me permitiría nombrarla) había elaborado un poema que parecía dilatar hasta lo infinito las posibilidades de la cacofonía y del caos; b) no hablar con Álvaro. Preví, lúcidamente, que mi desidia optaría por b.<text:line-break/>         A partir del viernes a primera hora, empezó a inquietarme el teléfono. Me indignaba que ese instrumento, que algún día produjo la irrecuperable voz de Beatriz, pudiera rebajarse a receptáculo de las inútiles y quizás coléricas quejas de ese engañado Carlos Argentino Daneri. Felizmente nada ocurrió — salvo el rencor inevitable que me inspiró aquel hombre que me había impuesto una delicada gestión y luego me olvidaba.<text:line-break/>         El teléfono perdió sus terrores, pero a fines de octubre, Carlos Argentino me habló. Estaba agitadísimo; no identifiqué su voz, al principio. Con tristeza y con ira balbuceó que esos ya ilimitados Zunino y Zungri, so pretexto de ampliar su desaforada confitería, iban a demoler su casa.<text:line-break/>          —¡La casa de mis padres, mi casa, la vieja casa inveterada de la calle Garay! —repitió, quizá olvidando su pesar en la melodía.<text:line-break/>         No me resultó muy difícil compartir su congoja. Ya cumplidos los cuarenta años, todo cambio es un símbolo detectable del pasaje del tiempo; además se trataba de una casa que, para mí, aludía infinitamente a Beatriz. Quise aclarar ese delicadísimo rasgo; mi interlocutor no me oyó. Dijo que si Zunino y Zungri persistían en ese propósito absurdo, el doctor Zunni, su abogado, los demandaría </text:span><text:span text:style-name="T7">ipso facto</text:span><text:span text:style-name="T6"> por daños y perjuicios y los obligaría a abonar cien mil nacionales.<text:line-break/>          El nombre de Zunni me impresionó; su bufete, en Caseros y Tacuarí, es de una seriedad proverbial. Interrogué si éste se había encargado ya del asunto. Daneri dio que le hablaría esa misma tarde. Vaciló y con esa voz llana, impersonal, a que solemos recurrir para confiar algo muy íntimo, dijo que para terminar el poema le era indispensable la casa, pues en un ángulo del sótano había un Aleph. Aclaró que un Aleph es uno de los puntos del espacio que contienen todos los puntos.<text:line-break/>         —Está en el sótano del comedor —explicó, aligerada su dicción por la </text:span><text:soft-page-break/><text:span text:style-name="T6">angustia—. Es mío, es mío; yo lo descubrí en la niñez, antes de la edad escolar. La escalera del sótano es empinada, mis tíos me tenían prohibido el descenso, pero alguien dijo que había un mundo en el sótano. Se refería, lo supe después, a un baúl, pero yo entendí que había un mundo. Bajé secretamente, rodé por la escalera vedada, caí. Al abrir los ojos, vi el Aleph.<text:line-break/>         —¡El Aleph! —repetí.<text:line-break/>         —Sí, el lugar donde están, sin confundirse, todos los lugares del orbe, vistos desde todos los ángulos. A nadie revelé mi descubrimiento, pero volví. ¡El niño no podía comprender que le fuera deparado ese privilegio para que el hombre burilara el poema! No me despojarán Zunino y Zungri, no y mil veces no. Código en mano, el doctor Zunni probará que es </text:span><text:span text:style-name="T7">inajenable</text:span><text:span text:style-name="T6"> mi Aleph.<text:line-break/>         Traté de razonar.<text:line-break/>         —Pero, ¿no es muy oscuro el sótano?<text:line-break/>         —La verdad no penetra un entendimiento rebelde. Si todos los lugares de la Tierra están en el Aleph, ahí estarán todas las luminarias, todas las lámparas, todos los veneros de luz.<text:line-break/>         —Iré a verlo inmediatamente.<text:line-break/>         Corté, antes de que pudiera emitir una prohibición. Basta el conocimiento de un hecho para percibir en el acto una serie de rasgos confirmatorios, antes insospechados; me asombró no haber comprendido hasta ese momento que Carlos Argentino era un loco. Todos esos Viterbos, por lo demás... Beatriz(yo mismo suelo repetirlo) era una mujer, una niña de una clarividencia casi implacable, pero había en ella negligencias, distracciones, desdenes, verdaderas crueldades, que tal vez reclamaban una explicación patológica. La locura de Carlos Argentino me colmó de maligna felicidad; íntimamente, siempre nos habíamos detestado.<text:line-break/>         En la calle Garay, la sirvienta me dijo que tuviera la bondad de esperar. El niño estaba, como siempre, en el sótano, revelando fotografías. Junto al jarrón sin una flor, en el piano inútil, sonreía (más intemporal que anacrónico) el gran retrato de Beatriz, en torpes colores. No podía vernos nadie; en una desesperación de ternura me aproximé al retrato y le dije:<text:line-break/>          —Beatriz, Beatriz Elena, Beatriz Elena Viterbo, Beatriz querida, Beatriz perdida para siempre, soy yo, soy Borges.<text:line-break/>         Carlos entró poco después. Habló con sequedad; comprendí que no era capaz de otro pensamiento que de la perdición del Aleph.<text:line-break/>         —Una copita del seudo coñac —ordenó— y te zampuzarás en el sótano. Ya sabes, el decúbito dorsal es indispensable. También lo son la oscuridad, la inmovilidad, cierta acomodación ocular. Te acuestas en el piso de la baldosas y fijas los ojos en el decimonono escalón de la pertinente escalera. Me voy, bajo la trampa y te quedas solo. Algún roedor te mete miedo ¡fácil empresa! A los pocos </text:span><text:soft-page-break/><text:span text:style-name="T6">minutos ves el Aleph. ¡El microcosmo de alquimistas y cabalistas, nuestro concreto amigo proverbial, el </text:span><text:span text:style-name="T7">multum in parvo!</text:span><text:span text:style-name="T6"><text:line-break/>         Ya en el comedor, agregó:<text:line-break/>         —Claro está que si no lo ves, tu incapacidad no invalida mi testimonio... Baja; muy en breve podrás entablar un diálogo con todas las imágenes de Beatriz.<text:line-break/>         Bajé con rapidez, harto de sus palabras insustanciales. El sótano, apenas más ancho que la escalera, tenía mucho de pozo. Con la mirada, busqué en vano el baúl de que Carlos Argentino me habló. Unos cajones con botellas y unas bolsas de lona entorpecían un ángulo. Carlos tomó una bolsa, la dobló y la acomodó en un sitio preciso.<text:line-break/>         —La almohada es humildosa — explicó — , pero si la levanto un solo centímetro, no verás ni una pizca y te quedas corrido y avergonzado. Repantiga en el suelo ese corpachón y cuenta diecinueve escalones.<text:line-break/>         Cumplí con su ridículo requisito; al fin se fue. Cerró cautelosamente la trampa, la oscuridad, pese a una hendija que después distinguí, pudo parecerme total. Súbitamente comprendí mi peligro: me había dejado soterrar por un loco, luego de tomar un veneno. Las bravatas de Carlos transparentaban el íntimo terror de que yo no viera el prodigio; Carlos, para defender su delirio, para no saber que estaba loco tenía que matarme. Sentí un confuso malestar, que traté de atribuir a la rigidez, y no a la operación de un narcótico. Cerré los ojos, los abrí. Entonces vi el Aleph.<text:line-break/>         Arribo, ahora, al inefable centro de mi relato, empieza aquí, mi desesperación de escritor. Todo lenguaje es un alfabeto de símbolos cuyo ejercicio presupone un pasado que los interlocutores comparten; ¿cómo transmitir a los otros el infinito Aleph, que mi temerosa memoria apenas abarca? Los místicos, en análogo trance prodigan los emblemas: para significar la divinidad, un persa habla de un pájaro que de algún modo es todos los pájaros; Alanus de Insulis, de una esfera cuyo centro está en todas partes y las circunferencia en ninguna; Ezequiel, de un ángel de cuatro caras que a un tiempo se dirige al Oriente y al Occidente, al Norte y al Sur. (No en vano rememoro esas inconcebibles analogías; alguna relación tienen con el Aleph.) Quizá los dioses no me negarían el hallazgo de una imagen equivalente, pero este informe quedaría contaminado de literatura, de falsedad. Por lo demás, el problema central es irresoluble: La enumeración, si quiera parcial, de un conjunto infinito. En ese instante gigantesco, he visto millones de actos deleitables o atroces; ninguno me asombró como el hecho de que todos ocuparan el mismo punto, sin superposición y sin transparencia. Lo que vieron mis ojos fue simultáneo: lo que transcribiré sucesivo, porque el lenguaje lo es. Algo, sin embargo, recogeré.<text:line-break/></text:span><text:soft-page-break/><text:span text:style-name="T6">         En la parte inferior del escalón, hacia la derecha, vi una pequeña esfera tornasolada, de casi intolerable fulgor. Al principio la creí giratoria; luego comprendí que ese movimiento era una ilusión producida por los vertiginosos espectáculos que encerraba. El diámetro del Aleph sería de dos o tres centímetros, pero el espacio cósmico estaba ahí, sin disminución de tamaño. Cada cosa (la luna del espejo, digamos) era infinitas cosas, porque yo claramente la veía desde todos los puntos del universo. Vi el populoso mar, vi el alba y la tarde, vi las muchedumbres de América, vi una plateada telaraña en el centro de una negra pirámide, vi un laberinto roto (era Londres), vi interminables ojos inmediatos escrutándose en mí como en un espejo, vi todos los espejos del planeta y ninguno me reflejó, vi en un traspatio de la calle Soler las mismas baldosas que hace treinta años vi en el zaguán de una casa en Frey Bentos, vi racimos, nieve, tabaco, vetas de metal, vapor de agua, vi convexos desiertos ecuatoriales y cada uno de sus granos de arena, vi en Inverness a una mujer que no olvidaré, vi la violenta cabellera, el altivo cuerpo, vi un cáncer de pecho, vi un círculo de tierra seca en una vereda, donde antes hubo un árbol, vi una quinta de Adrogué, un ejemplar de la primera versión inglesa de Plinio, la de Philemont Holland, vi a un tiempo cada letra de cada página (de chico yo solía maravillarme de que las letras de un volumen cerrado no se mezclaran y perdieran en el decurso de la noche), vi la noche y el día contemporáneo, vi un poniente en Querétaro que parecía reflejar el color de una rosa en Bengala, vi mi dormitorio sin nadie, vi en un gabinete de Alkmaar un globo terráqueo entre dos espejos que lo multiplicaban sin fin, vi caballos de crin arremolinada, en una playa del Mar Caspio en el alba, vi la delicada osadura de una mano, vi a los sobrevivientes de una batalla, enviando tarjetas postales, vi en un escaparate de Mirzapur una baraja española, vi las sombras oblicuas de unos helechos en el suelo de un invernáculo, vi tigres, émbolos, bisontes, marejadas y ejércitos, vi todas las hormigas que hay en la tierra, vi un astrolabio persa, vi en un cajón del escritorio (y la letra me hizo temblar) cartas obscenas, increíbles, precisas, que Beatriz había dirigido a Carlos Argentino, vi un adorado monumento en la Chacarita, vi la reliquia atroz de lo que deliciosamente había sido Beatriz Viterbo, vi la circulación de mi propia sangre, vi el engranaje del amor y la modificación de la muerte, vi el Aleph, desde todos los puntos, vi en el Aleph la tierra, vi mi cara y mis vísceras, vi tu cara, y sentí vértigo y lloré, porque mis ojos habían visto ese objeto secreto y conjetural, cuyo nombre usurpan los hombres, pero que ningún hombre ha mirado: el inconcebible universo.<text:line-break/>         Sentí infinita veneración, infinita lástima.<text:line-break/>         —Tarumba habrás quedado de tanto curiosear donde no te llaman —dijo una voz aborrecida y jovial—. Aunque te devanes los sesos, no me pagarás en un siglo esta revelación. ¡Qué observatorio formidable, che Borges!<text:line-break/></text:span><text:soft-page-break/><text:span text:style-name="T6">         Los pies de Carlos Argentino ocupaban el escalón más alto. En la brusca penumbra, acerté a levantarme y a balbucear:<text:line-break/>         —Formidable. Sí, formidable.<text:line-break/>         La indiferencia de mi voz me extrañó. Ansioso, Carlos Argentino insistía:<text:line-break/>         —¿La viste todo bien, en colores?<text:line-break/>         En ese instante concebí mi venganza. Benévolo, manifiestamente apiadado, nervioso, evasivo, agradecí a Carlos Argentino Daneri la hospitalidad de su sótano y lo insté a aprovechar la demolición de la casa para alejarse de la perniciosa metrópoli que a nadie ¡créame, que a nadie! perdona. Me negué, con suave energía, a discutir el Aleph; lo abracé, al despedirme y le repetí que el campo y la seguridad son dos grandes médicos.<text:line-break/>         En la calle, en las escaleras de Constitución, en el subterráneo, me parecieron familiares todas las caras. Temí que no quedara una sola cosa capaz de sorprenderme, temí que no me abandonara jamás la impresión de volver. Felizmente, al cabo de unas noches de insomnio me tra—bajó otra vez el olvido.<text:line-break/><text:line-break/><text:line-break/>         </text:span><text:span text:style-name="T7">Postdata del 1º de marzo de 1943. </text:span><text:span text:style-name="T6">A los seis meses de la demolición del inmueble de la calle Garay, la Editorial Procusto no se dejó arredrar por la longitud del considerable poema y lanzó al mercado una selección de “trozos argentinos”. Huelga repetir lo ocurrido; Carlos Argentino Daneri recibió el Segundo Premio Nacional de Literatura.[2] El primero fue otorgado al doctor Aita; el tercero al doctor Mario Bonfanti; increíblemente mi obra </text:span><text:span text:style-name="T7">Los naipes del tahúr</text:span><text:span text:style-name="T6"> no logró un solo voto. ¡Una vez más, triunfaron la incomprensión y la envidia! Hace ya mucho tiempo que no consigo ver a Daneri; los diarios dicen que pronto nos dará otro volumen. Su afortunada pluma (no entorpecida ya por el Aleph) se ha consagrado a versificar los epítomes del doctor Acevedo Díaz.<text:line-break/>         Dos observaciones quiero agregar: una sobre la naturaleza del Aleph; otra, sobre su nombre. Éste, como es sabido, es el de la primera letra del alfabeto de la lengua sagrada. Su aplicación al círculo de mi historia no parece casual. Para la Cábala esa letra significa el En Soph, la ilimitada y pura divinidad; también se dijo que tiene la forma de un hombre que señala el cielo y la tierra, para indicar que el mundo inferior es el espejo y es el mapa del superior; para la </text:span><text:span text:style-name="T7">Mengenlehre</text:span><text:span text:style-name="T6">, es el símbolo de los números transfinitos, en los que el todo no es mayor que alguna de las partes. Yo querría saber: ¿Eligió Carlos Argentino ese nombre, o lo leyó, </text:span><text:span text:style-name="T7">aplicado a otro punto donde convergen todos los puntos</text:span><text:span text:style-name="T6">, en alguno de los textos innumerables que el Aleph de su casa le reveló? Por increíble que parezca yo creo que hay (o que hubo) otro Aleph, yo creo que el Aleph de la calle Garay era un falso Aleph.<text:line-break/>         Doy mis razones. Hacia 1867 el capitán Burton ejerció en el Brasil el cargo </text:span><text:soft-page-break/><text:span text:style-name="T6">de cónsul británico; en julio de 1942 Pedro Henríquez Ureña descubrió en una biblioteca de Santos un manuscrito suyo que versaba sobre el espejo que atribuye el Oriente a Iskandar Zu al-Karnayn, o Alejandro Bicorne de Macedonia. En su cristal se reflejaba el universo entero. Burton menciona otros artificios congéneres —la séptuple copa de Kai Josrú, el espejo que Tárik Benzeyad encontró en una torre (1001 Noches, 272), el espejo que Luciano de Samosata pudo examinar en la Luna (</text:span><text:span text:style-name="T7">Historia Verdadera</text:span><text:span text:style-name="T6">, I, 26), la lanza especular que el primer libro del </text:span><text:span text:style-name="T7">Satyricon</text:span><text:span text:style-name="T6"> de Capella atribuye a Júpiter, el espejo universal de Merlín, “redondo y hueco y semejante a un mundo de vidrio” (</text:span><text:span text:style-name="T7">The Faerie Queene</text:span><text:span text:style-name="T6">, III, 2, 19)—, y añade estas curiosas palabras: “Pero los anteriores(además del defecto de no existir) son meros instrumentos de óptica. Los fieles que concurren a la mezquita de Amr, en el Cairo, saben muy bien que el universo está en el interior de una de las columnas de piedra que rodean el patio central... Nadie, claro está, puede verlo, pero quienes acercan el oído a la superficie declaran percibir, al poco tiempo, su atareado rumor... la mezquita data del siglo VII; las columnas proceden de otros templos de religiones anteislámicas, pues como ha escrito Abenjaldún: </text:span><text:span text:style-name="T7">En las repúblicas fundadas por nómadas, es indispensable el concurso de forasteros para todo lo que sea albañilería”.</text:span><text:span text:style-name="T6"><text:line-break/>         ¿Existe ese Aleph en lo íntimo de una piedra? ¿Lo he visto cuando vi todas las cosas y lo he olvidado? Nuestra mente es porosa para el olvido; yo mismo estoy falseando y perdiendo, bajo la trágica erosión de los años, los rasgos de Beatriz.</text:span></text:p>
      <text:p text:style-name="P1"><text:span text:style-name="T1">A Estela Canto.</text:span><text:line-break/><text:line-break/><text:line-break/>[1] Recuerdo, sin embargo, estas líneas de una sátira en que fustigó con rigor a los malos poetas.</text:p>
      <text:p text:style-name="P2">Aqueste da al poema belicosa armadura<text:line-break/>De erudición; estotro le da pompas y galas<text:line-break/>Ambos baten en vano las ridículas alas...<text:line-break/>¡Olvidaron cuitados el factor HERMOSURA!</text:p>
      <text:p text:style-name="P1">Sólo el temor de crearse un ejército de enemigos implacables y poderosos lo disuadió (me dijo) de publicar sin miedo el poema.<text:line-break/><text:line-break/>[3] “Recibí tu apenada congratulación”, me escribió. “Bufas, mi lamentabla amigo, de envidia, pero confesarás... —¡aunque te ahogue!— que esta vez pude coronar mi bonete con la más roja de las plumas; mi turbante, con el más <text:span text:style-name="T1">Califa </text:span>de los rubí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0:08:16.655055431</meta:creation-date>
    <dc:date>2018-04-02T10:08:42.876632168</dc:date>
    <meta:editing-duration>PT26S</meta:editing-duration>
    <meta:editing-cycles>1</meta:editing-cycles>
    <meta:document-statistic meta:table-count="0" meta:image-count="0" meta:object-count="0" meta:page-count="10" meta:paragraph-count="8" meta:word-count="4645" meta:character-count="28361" meta:non-whitespace-character-count="23245"/>
    <meta:generator>LibreOffice/5.4.5.1$Linux_X86_64 LibreOffice_project/40m0$Build-1</meta:generator>
  </office:meta>
</office:document-meta>
</file>